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CactusLaunchConfiguration.getCactus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ettyCactusLaunchConfiguration.getJetty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ettyCactusLaunchConfiguration.getJarPaths( File the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CactusLaunchConfiguration.getCactusVMArgs( IJavaProject theJava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ettyCactusLaunchConfiguration.getLibrariesPaths( IPluginDescriptor theDescriptor , String thePackage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ettyCactusLaunchConfiguration.isContained( String thePackagePrefix , ILibrary theCurrentLi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